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50%"/>
    </style:style>
    <style:style style:family="text" style:name="p1-1-1">
      <style:text-properties style:font-name="한양견고딕" style:font-name-asian="휴먼명조" fo:font-size="20pt" style:font-size-asian="20pt" style:font-size-complex="20pt" style:text-underline-type="none" style:text-overline-type="none" style:text-line-through-type="none" fo:font-weight="bold" style:font-weight-asian="bold" style:font-weight-complex="bold"/>
    </style:style>
    <style:style style:family="text" style:name="p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0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0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0-4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2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2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2-4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2-4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2-4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2-4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2-4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3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5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9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0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0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1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0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1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2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8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9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8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2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7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9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9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0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0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0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1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3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3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4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4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4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6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6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9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2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5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8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7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5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8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1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2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3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4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8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9" style:parent-style-name="바탕글">
      <style:paragraph-properties fo:text-align="justify" fo:text-indent="-48pt" fo:margin-left="48pt" fo:margin-right="0pt" fo:margin-top="0pt" fo:margin-bottom="0pt" fo:line-height="150%"/>
    </style:style>
    <style:style style:family="text" style:name="p15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9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0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0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0-3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3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4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4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3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6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5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7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8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0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0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0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0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0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0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0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0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0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2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2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15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text" style:name="p21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2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2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2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2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24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2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2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2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2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2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3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3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3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3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3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3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37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3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3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4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4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4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43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4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4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45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45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4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4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4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4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5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5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5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5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5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5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5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59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5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6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6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7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7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8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8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7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7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7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7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7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7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7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8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8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8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8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8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8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9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9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9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9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9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9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9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6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7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8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09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0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3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5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5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7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8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0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0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0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0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0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0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3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3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3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3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3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3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6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6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6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6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6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9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9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9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9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9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9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2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2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2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2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2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2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5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5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5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5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5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5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9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9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9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9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9-1-6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9-1-7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0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0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0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0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0-1-6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0-1-7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1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1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1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1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1-1-6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1-1-7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2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2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2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2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2-1-6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2-1-7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4" style:parent-style-name="바탕글">
      <style:paragraph-properties fo:text-align="justify" fo:text-indent="0pt" fo:margin-left="0pt" fo:margin-right="0pt" fo:margin-top="0pt" fo:margin-bottom="0pt" fo:line-height="120%"/>
    </style:style>
    <style:style style:family="text" style:name="p35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5" style:parent-style-name="바탕글">
      <style:paragraph-properties fo:text-align="justify" fo:text-indent="0pt" fo:margin-left="0pt" fo:margin-right="0pt" fo:margin-top="0pt" fo:margin-bottom="0pt" fo:line-height="120%"/>
    </style:style>
    <style:style style:family="text" style:name="p35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5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6" style:parent-style-name="바탕글">
      <style:paragraph-properties fo:text-align="justify" fo:text-indent="0pt" fo:margin-left="0pt" fo:margin-right="0pt" fo:margin-top="0pt" fo:margin-bottom="0pt" fo:line-height="120%"/>
    </style:style>
    <style:style style:family="text" style:name="p35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7" style:parent-style-name="바탕글">
      <style:paragraph-properties fo:text-align="justify" fo:text-indent="0pt" fo:margin-left="0pt" fo:margin-right="0pt" fo:margin-top="0pt" fo:margin-bottom="0pt" fo:line-height="120%"/>
    </style:style>
    <style:style style:family="text" style:name="p35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7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7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8" style:parent-style-name="바탕글">
      <style:paragraph-properties fo:text-align="justify" fo:text-indent="0pt" fo:margin-left="0pt" fo:margin-right="0pt" fo:margin-top="0pt" fo:margin-bottom="0pt" fo:line-height="120%"/>
    </style:style>
    <style:style style:family="text" style:name="p35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58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9" style:parent-style-name="바탕글">
      <style:paragraph-properties fo:text-align="justify" fo:text-indent="0pt" fo:margin-left="0pt" fo:margin-right="0pt" fo:margin-top="0pt" fo:margin-bottom="0pt" fo:line-height="120%"/>
    </style:style>
    <style:style style:family="text" style:name="p36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1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1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1-4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2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3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3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3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3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3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4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4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6-2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6-2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6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7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7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79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0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0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1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2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3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8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5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8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7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8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9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39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1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1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2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2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2-3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2-3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2-3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2-3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2-3-6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2-3-7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2-3-8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2-3-9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2-4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4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4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4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4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4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0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4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7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1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인사규정시행내규</text:span></text:p>
      <text:p text:style-name="바탕글"/>
      <text:p text:style-name="바탕글"><text:span text:style-name="p3-1-1">1.  다음은 인사위원회에 대한 설명이다. 틀린것은 ? 가</text:span></text:p>
      <text:p text:style-name="바탕글"><text:span text:style-name="p4-1-1">   가. 징계위원회의 위원은 동일사안에 대한 인사위원회의 징계재심위원으로 임명될 수 있  </text:span><text:span text:style-name="p4-2-1">       다.</text:span></text:p>
      <text:p text:style-name="바탕글"><text:span text:style-name="p5-1-1">   나. 인사위원회에 간사와 서기를 두되 간사는 인사담당부장으로 서기는 인사담당과장으  </text:span><text:span text:style-name="p5-2-1">       로 각각 보한다.</text:span></text:p>
      <text:p text:style-name="바탕글"><text:span text:style-name="p6-1-1">   다. 간사는 위원장의 명을 받아 인사위원회의 서무를 담당하고 회의록을 작성하여 위원  </text:span><text:span text:style-name="p6-2-1">       회 전원과 간사의 서명. 날인을 받아 보관하며 서기는 간사를 보좌한다.</text:span></text:p>
      <text:p text:style-name="바탕글"><text:span text:style-name="p7-1-1">   라. 인사위원회의 의결사항은 의결서를 첨부하여 지체없이 이사장에게 통보한다.</text:span></text:p>
      <text:p text:style-name="바탕글"/>
      <text:p text:style-name="바탕글"><text:span text:style-name="p9-1-1">2.  다음은 인사위원회에 대한 설명이다. 틀린것은 ? 가</text:span></text:p>
      <text:p text:style-name="바탕글"><text:span text:style-name="p10-1-1">   가. 처장급 직원은 인사위원회의 의결을 거쳐 징계처분 받은때에는 1회에 한하여 재심청  </text:span><text:span text:style-name="p10-2-1">       구 할 수 있다</text:span></text:p>
      <text:p text:style-name="바탕글"><text:span text:style-name="p11-1-1">   나. 감사는 인사위원회에 출석하여 의견을 진술할 수 있다.</text:span></text:p>
      <text:p text:style-name="바탕글"><text:span text:style-name="p12-1-1">   다. 인사위원회는 부의된 사항을 심의하기 위하여 관계인을 회의에 참석케하여 의견을   </text:span><text:span text:style-name="p12-2-1">      청취하거나 질문할 수 있으며, 관계인에게 필요한 자료를 제출하게 할 수 있다.</text:span></text:p>
      <text:p text:style-name="바탕글"><text:span text:style-name="p13-1-1">   라. 인사위원회에 출석하는 관계인에 대하여는 여비규정이 정하는 바에 의하여 여비를   </text:span><text:span text:style-name="p13-2-1">       지급할 수 있다.</text:span></text:p>
      <text:p text:style-name="바탕글"/>
      <text:p text:style-name="바탕글"><text:span text:style-name="p15-1-1">3.  공개경쟁시험으로 직원을 신규임용하고자 할 경우 시험기일 몇일전에 일간신문 1개지   </text:span><text:span text:style-name="p15-2-1">    이상에 모집공고를 해야 하나? 나</text:span></text:p>
      <text:p text:style-name="바탕글"><text:span text:style-name="p16-1-1">    가. 10일전         나. 20일전         다. 30일전         라. 60일전</text:span></text:p>
      <text:p text:style-name="바탕글"/>
      <text:p text:style-name="바탕글"><text:span text:style-name="p18-1-1">4.  다음은 직원의 공개경쟁 채용시험에 대한 설명이다. 틀린 것은? 가</text:span></text:p>
      <text:p text:style-name="바탕글"><text:span text:style-name="p19-1-1">    가. 공개경쟁 채용시험의 출제수준은 5급직원의 경우 전문대학 졸업정도, 6급직원의 경  </text:span><text:span text:style-name="p19-2-1">       우는 고등학교 졸업정도로 한다.</text:span></text:p>
      <text:p text:style-name="바탕글"><text:span text:style-name="p20-1-1">    나. 필기시험 합격자는 자격소지자 가산점수를 제외한 부가점수를 가산한 시험성적이   </text:span><text:span text:style-name="p20-2-1">        매과목 40% 이상, 전 과목 총점의 60% 이상 득점한자 중에서 최종선발 예정인원의  </text:span><text:span text:style-name="p20-3-1">        13할(실기시험 또는 적성검사 실시의 경우에는 15할)의 범위내에서 다음단계 시험  </text:span><text:span text:style-name="p20-4-1">        의 응시자수 등을 고려하여 결정한다.</text:span></text:p>
      <text:p text:style-name="바탕글"><text:span text:style-name="p21-1-1">    다. 필기시험의 경우 선발 예정인원을 초과하여 동점자가 있을때에는 총득점, 필기득점  </text:span><text:span text:style-name="p21-2-1">       전공, 가점, 연소자순에 따라 합격자를 결정한다.</text:span></text:p>
      <text:p text:style-name="바탕글"><text:span text:style-name="p22-1-1">    라. 면접시험은 5개 항목의 평정요소마다 각각 상(3점), 중(2점), 하(1점)로 평정하여 15  </text:span><text:span text:style-name="p22-2-1">       점을 만점으로 하되 면접시험의 합격자 결정은 각 위원이 채점한 평정의 평균이 중  </text:span><text:span text:style-name="p22-3-1">       (10점) 이상인 자를 합격으로 한다. 다만 위원의 과반수가 어느 하나의 평정요소에   </text:span><text:span text:style-name="p22-4-1">       대하여 </text:span><text:span text:style-name="p22-4-2">“</text:span><text:span text:style-name="p22-4-3">하</text:span><text:span text:style-name="p22-4-4">”</text:span><text:span text:style-name="p22-4-5">로 평정한때에는 불합격으로 한다.</text:span></text:p>
      <text:p text:style-name="바탕글"/>
      <text:p text:style-name="바탕글"/>
      <text:p text:style-name="바탕글"/>
      <text:p text:style-name="바탕글"><text:span text:style-name="p26-1-1">5.  다음중 면접시험의 평정요소가 아닌 것은? 다</text:span></text:p>
      <text:p text:style-name="바탕글"><text:span text:style-name="p27-1-1">    가. 직원으로서의 정신자세 및 전문지식과 그 응용능력</text:span></text:p>
      <text:p text:style-name="바탕글"><text:span text:style-name="p28-1-1">    나. 의사발표의 정확성과 논리성 및 용모, 예의, 품행 및 성실성</text:span></text:p>
      <text:p text:style-name="바탕글"><text:span text:style-name="p29-1-1">    다. 국가관의 확립과 봉사정신</text:span></text:p>
      <text:p text:style-name="바탕글"><text:span text:style-name="p30-1-1">    라. 창의력, 의지력, 기타 발전 가능성</text:span></text:p>
      <text:p text:style-name="바탕글"/>
      <text:p text:style-name="바탕글"><text:span text:style-name="p32-1-1">6.  직원의 공개경쟁 채용시험 합격자는 합격자 발표일로 부터 얼마기간 이내에 임      </text:span></text:p>
      <text:p text:style-name="바탕글"><text:span text:style-name="p33-1-1">     용후보자 등록을 하지 아니하면 임용될 의사가 없는 것으로 보는가? 라</text:span></text:p>
      <text:p text:style-name="바탕글"><text:span text:style-name="p34-1-1">    가. 3일            나. 5일            다. 7일            라. 10일</text:span></text:p>
      <text:p text:style-name="바탕글"/>
      <text:p text:style-name="바탕글"><text:span text:style-name="p36-1-1">7.  출제위원 임명, 위촉대상이 아닌 것은? 라</text:span></text:p>
      <text:p text:style-name="바탕글"><text:span text:style-name="p37-1-1">    가. 당해 직무분야에 관한 전문적인 지식 또는 능력을 가진 것으로 인정되는자</text:span></text:p>
      <text:p text:style-name="바탕글"><text:span text:style-name="p38-1-1">    나. 출제분야에 대하여 다년간 대학에서 강의를 한 자</text:span></text:p>
      <text:p text:style-name="바탕글"><text:span text:style-name="p39-1-1">    다. 당해 직무에 대한 실무에 능통한 자</text:span></text:p>
      <text:p text:style-name="바탕글"><text:span text:style-name="p40-1-1">    라. 당해 직무분야에 1년이상의 현장실무 경험이 있는 자</text:span></text:p>
      <text:p text:style-name="바탕글"/>
      <text:p text:style-name="바탕글"><text:span text:style-name="p42-1-1">8.  다음은 직원의 채용시험에 대한 설명이다. 잘못된 것은 ? 다</text:span></text:p>
      <text:p text:style-name="바탕글"><text:span text:style-name="p43-1-1">    가. 직원채용시험에 관한 출제. 채점등 필요한 사항을 담당하기 위하여 임명 또는 위촉  </text:span><text:span text:style-name="p43-2-1">        하는 출제위원수는 과목당 2인 이상으로 한다.</text:span></text:p>
      <text:p text:style-name="바탕글"><text:span text:style-name="p44-1-1">    나. 면접시험은 당해 직무수행에 필요한 인품, 태도 및 적격성을 검정한다.</text:span></text:p>
      <text:p text:style-name="바탕글"><text:span text:style-name="p45-1-1">    다. 시험문제의 출제. 편집 및 심의.발간.채점등의 시험계획은 인사위원회의 심의를 거쳐  </text:span><text:span text:style-name="p45-2-1">       인사담당이사가 관장한다.</text:span></text:p>
      <text:p text:style-name="바탕글"><text:span text:style-name="p46-1-1">    라. 공개경쟁채용시험의 필기시험 또는 실기시험 및 적성검사에 합격한 자는 신체검사  </text:span><text:span text:style-name="p46-2-1">       를 받아야 하며 이에 불합격판정을 받은자는 면접시험에 응시할 수 없다.</text:span></text:p>
      <text:p text:style-name="바탕글"/>
      <text:p text:style-name="바탕글"><text:span text:style-name="p48-1-1">9.  다음은 직원의 채용에 대한 설명이다. 잘못된 것은 ? 가</text:span></text:p>
      <text:p text:style-name="바탕글"><text:span text:style-name="p49-1-1">    가. 필기시험과 면접시험 결과에 따라 인사위원회의 심의를 거쳐 인사위원회 위원장이  </text:span><text:span text:style-name="p49-2-1">       최종적으로 합격자를 판정한다.</text:span></text:p>
      <text:p text:style-name="바탕글"><text:span text:style-name="p50-1-1">    나. 공개경쟁채용시험은 필기시험, 실기시험, 면접시험, 적성검사, 서류전형 또는 신체검  </text:span><text:span text:style-name="p50-2-1">       사를 거쳐 최종합격 결정을 한다. 다만 이사장이 필요하다고 인정하는 경우에는 인  </text:span><text:span text:style-name="p50-3-1">       사위원회의 심의를 거쳐 일부 생략하거나 병합 실시할 수 있다.</text:span></text:p>
      <text:p text:style-name="바탕글"><text:span text:style-name="p51-1-1">    다. 시험공고일로 부터 1년이내에 실시한 적성검사에 합격한자는 당해 적성검사에 한   </text:span><text:span text:style-name="p51-2-1">       하여 이를 면제한다.</text:span></text:p>
      <text:p text:style-name="바탕글"><text:span text:style-name="p52-1-1">    라. 신체검사에 필요한 사항은 공무원채용 신체검사규정을 준용한다.</text:span></text:p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><text:span text:style-name="p59-1-1">10. 임용에 대한 사항중 틀린 것은? 나</text:span></text:p>
      <text:p text:style-name="바탕글"><text:span text:style-name="p60-1-1">    가. 임용후보자 등록을 필한 자를 임용하고자 할 경우에는 임용전에 임용후보자가 공단  </text:span><text:span text:style-name="p60-2-1">        에 출두할 것을 통지하여야 한다.</text:span></text:p>
      <text:p text:style-name="바탕글"><text:span text:style-name="p61-1-1">    나. 출두 통지를 받은 임용후보자가 특별한 사유없이 출두 지정일로 부터 5일이 경과하  </text:span><text:span text:style-name="p61-2-1">        여도 출두하지 않을 경우에는 임용될 의사가 없는 것으로 본다.</text:span></text:p>
      <text:p text:style-name="바탕글"><text:span text:style-name="p62-1-1">    다. 직원을 신규임용할 때는 신원조사후 결격사유가 없음이 확인된 자에 한해 임용하여  </text:span><text:span text:style-name="p62-2-1">        야 한다.</text:span></text:p>
      <text:p text:style-name="바탕글"><text:span text:style-name="p63-1-1">    라. 직원의 신규임용시에는 서약서를 징구하여야 한다.</text:span></text:p>
      <text:p text:style-name="바탕글"/>
      <text:p text:style-name="바탕글"><text:span text:style-name="p65-1-1">11. 다음 임용시기에 관한 사항중 다른 것은? 나</text:span></text:p>
      <text:p text:style-name="바탕글"><text:span text:style-name="p66-1-1">    가. 직원은 임용장에 기재된 날자에 임용된 것으로 본다.</text:span></text:p>
      <text:p text:style-name="바탕글"><text:span text:style-name="p67-1-1">    나. 사망으로 인한 면직은 사망한 날에 면직된 것으로 본다.</text:span></text:p>
      <text:p text:style-name="바탕글"><text:span text:style-name="p68-1-1">    다. 재직중 공적이 특히 현저한 자가 공무로 사망한 때 그 사망 전일을 임용일자로 하  </text:span><text:span text:style-name="p68-2-1">        여 추서할 경우 임용일자를 소급할 수 있다.</text:span></text:p>
      <text:p text:style-name="바탕글"><text:span text:style-name="p69-1-1">    라. 형사사건으로 기소된 때 그 기소된 날을 임용일자로 하여 직위해제하는 경우 임용  </text:span><text:span text:style-name="p69-2-1">        일자를 소급할 수 있다.</text:span></text:p>
      <text:p text:style-name="바탕글"/>
      <text:p text:style-name="바탕글"><text:span text:style-name="p71-1-1">12. 다음중 임용장을 교부할 사항이 아닌 것은? 라</text:span></text:p>
      <text:p text:style-name="바탕글"><text:span text:style-name="p72-1-1">    가. 전보 및 전직     나. 신규임용, 승진     다. 겸임 및 직무대리     라. 복직</text:span></text:p>
      <text:p text:style-name="바탕글"/>
      <text:p text:style-name="바탕글"><text:span text:style-name="p74-1-1">13. 다음중 인사발령통지서를 교부할 사항이 아닌 것은? 라</text:span></text:p>
      <text:p text:style-name="바탕글"><text:span text:style-name="p75-1-1">    가. 파견 및 강임, 파면                 나. 휴직, 직위해제</text:span></text:p>
      <text:p text:style-name="바탕글"><text:span text:style-name="p76-1-1">    다. 정직, 복직, 면직, 해임              라. 겸임, 직무대리</text:span></text:p>
      <text:p text:style-name="바탕글"/>
      <text:p text:style-name="바탕글"><text:span text:style-name="p78-1-1">14. 수습임용직원의 소속 부서장이 수습임용기간동안 자체 실무수습 계획을 수립,실시하고   </text:span><text:span text:style-name="p78-2-1">    실무수습 결과 보고서를 언제까지 이사장에게 보고하여야 하는가 ? 나</text:span></text:p>
      <text:p text:style-name="바탕글"><text:span text:style-name="p79-1-1">    가. 수습종료 기준일 7일이전             나. 수습종료 기준일 5일이전</text:span></text:p>
      <text:p text:style-name="바탕글"><text:span text:style-name="p80-1-1">    다. 수습종료 기준일 익일                라. 수습종료 기준일 5일이후</text:span></text:p>
      <text:p text:style-name="바탕글"/>
      <text:p text:style-name="바탕글"><text:span text:style-name="p82-1-1">15. 직원이 인사기록카드를 정정, 변경 또는 추가 기재하여야할 정당한 사유가 있을때에 증  </text:span><text:span text:style-name="p82-2-1">    명할 만한 증빙서류를 갖추어 제출하는 신청서는 어느것 인가 ? 나</text:span></text:p>
      <text:p text:style-name="바탕글"><text:span text:style-name="p83-1-1">    가. 인사기록 정정 신청서                나. 인사기록 변경 신청서</text:span></text:p>
      <text:p text:style-name="바탕글"><text:span text:style-name="p84-1-1">    다. 인사기록 수정 신청서                라. 인사기록 추가기록 신청서</text:span></text:p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><text:span text:style-name="p92-1-1">16. 종합평점에 대한 설명중 다른 것은? 나</text:span></text:p>
      <text:p text:style-name="바탕글"><text:span text:style-name="p93-1-1">    가. 종합평정점은 100점을 만점으로 하여 근무성적, 경력, 연수, 가점평점으로         </text:span></text:p>
      <text:p text:style-name="바탕글"><text:span text:style-name="p94-1-1">        구분한다.</text:span></text:p>
      <text:p text:style-name="바탕글"><text:span text:style-name="p95-1-1">    나. 각 평정점의 계산시에 소수점 둘째자리 이하는 절사한다.</text:span></text:p>
      <text:p text:style-name="바탕글"><text:span text:style-name="p96-1-1">    다. 근무성적 평정점은 승진후보자 명부 작성기준일로 부터 2급 내지 4급 직원은 3년   </text:span><text:span text:style-name="p96-2-1">       이내에 당해 직급에서 평정한 근무평정점을 대상으로 한다.</text:span></text:p>
      <text:p text:style-name="바탕글"><text:span text:style-name="p97-1-1">    라. 5,6급 직원의 근무성적 평점점은 승진후보자 명부 작성기준일로 부터 2년 이내에 당  </text:span><text:span text:style-name="p97-2-1">       해 직급에 평정한 근무평정점을 대상으로 한다.</text:span></text:p>
      <text:p text:style-name="바탕글"/>
      <text:p text:style-name="바탕글"><text:span text:style-name="p99-1-1">17. 2급</text:span><text:span text:style-name="p99-1-2">～4</text:span><text:span text:style-name="p99-1-3">급 직원의 근무성적 평정점 계산방식의 난을 채워라?</text:span></text:p>
      <text:p text:style-name="바탕글"><text:span text:style-name="p100-1-1">     (최근 1년이내 평정점</text:span><text:span text:style-name="p100-1-2">×( 50 )/100) + (</text:span><text:span text:style-name="p100-1-3">최근 1년전 2년이내 평정점</text:span><text:span text:style-name="p100-1-4">×( 30 )/100)</text:span></text:p>
      <text:p text:style-name="바탕글"><text:span text:style-name="p101-1-1">       + (최근 2년전 3년이내 평정점</text:span><text:span text:style-name="p101-1-2">×( 20 )/100)</text:span></text:p>
      <text:p text:style-name="바탕글"/>
      <text:p text:style-name="바탕글"><text:span text:style-name="p103-1-1">18. 5급</text:span><text:span text:style-name="p103-1-2">～6</text:span><text:span text:style-name="p103-1-3">급 직원의 근무성적 평정점 계산방식의 난을 채워라?</text:span></text:p>
      <text:p text:style-name="바탕글"><text:span text:style-name="p104-1-1">     (최근 1년이내 평정점</text:span><text:span text:style-name="p104-1-2">×( 60 )/100) + (</text:span><text:span text:style-name="p104-1-3">최근 1년전 2년이내 평정점</text:span><text:span text:style-name="p104-1-4">×( 40 )/100)</text:span></text:p>
      <text:p text:style-name="바탕글"/>
      <text:p text:style-name="바탕글"><text:span text:style-name="p106-1-1">19. 다음중 2급</text:span><text:span text:style-name="p106-1-2">~4</text:span><text:span text:style-name="p106-1-3">급 직원의 근무성적 평정점을 100점으로 할 때 최근 1년전 2년이내의 평정  </text:span><text:span text:style-name="p106-2-1">    점으로 맞는 것은 ? 나</text:span></text:p>
      <text:p text:style-name="바탕글"><text:span text:style-name="p107-1-1">    가. 50점         나. 40점       다. 30점       라. 20점</text:span></text:p>
      <text:p text:style-name="바탕글"/>
      <text:p text:style-name="바탕글"><text:span text:style-name="p109-1-1">20. 다음중 4급직원의 근무성적 평정점을 100점으로 할 때 최근 2년전 3년이내 평정점으로  </text:span><text:span text:style-name="p109-2-1">    맞는 것은 ? 다</text:span></text:p>
      <text:p text:style-name="바탕글"><text:span text:style-name="p110-1-1">    가. 40점         나. 30점       다. 20점       라. 10점</text:span></text:p>
      <text:p text:style-name="바탕글"/>
      <text:p text:style-name="바탕글"><text:span text:style-name="p112-1-1">21. 다음중 2급직원의 근무성적 평정점을 100점으로 할 때 최근 1년이내의 평정점으로 맞는  </text:span><text:span text:style-name="p112-2-1">    것은 ? 나</text:span></text:p>
      <text:p text:style-name="바탕글"><text:span text:style-name="p113-1-1">    가. 60점         나. 50점       다. 40점       라. 30점</text:span></text:p>
      <text:p text:style-name="바탕글"/>
      <text:p text:style-name="바탕글"><text:span text:style-name="p115-1-1">22. 다음중 6급직원의 근무성적 평정점을 100점으로 할 때 최근 1년이내 평정점으로 맞는   </text:span><text:span text:style-name="p115-2-1">    것은 ? 가</text:span></text:p>
      <text:p text:style-name="바탕글"><text:span text:style-name="p116-1-1">    가. 60점         나. 50점       다. 40점       라. 30점</text:span></text:p>
      <text:p text:style-name="바탕글"/>
      <text:p text:style-name="바탕글"><text:span text:style-name="p118-1-1">23. 다음중 5급직원의 근무성적 평정점을 100점으로 할 때 최근 1년전 2년이내 평정점으로  </text:span><text:span text:style-name="p118-2-1">    맞는 것은 ? 나</text:span></text:p>
      <text:p text:style-name="바탕글"><text:span text:style-name="p119-1-1">    가. 50점         나. 40점       다. 30점       라. 20점</text:span></text:p>
      <text:p text:style-name="바탕글"/>
      <text:p text:style-name="바탕글"/>
      <text:p text:style-name="바탕글"/>
      <text:p text:style-name="바탕글"/>
      <text:p text:style-name="바탕글"/>
      <text:p text:style-name="바탕글"><text:span text:style-name="p125-1-1">24. 승진후보자 명부의 작성에 대한 설명중 틀린 것은? 라</text:span></text:p>
      <text:p text:style-name="바탕글"><text:span text:style-name="p126-1-1">    가. 승진후보자 명부는 승진요건을 갖춘 2급이하 직원을 대상으로 종합평정점의 고득점  </text:span><text:span text:style-name="p126-2-1">        자순으로 작성한다.</text:span></text:p>
      <text:p text:style-name="바탕글"><text:span text:style-name="p127-1-1">    나. 승진후보자 명부는 매년 4월 말일 기준으로 작성하며 최초 작성된 명부는 작성기준  </text:span><text:span text:style-name="p127-2-1">        일의 익일부터 조정된 경우에는 조정일의 익일부터 효력을 갖는다.</text:span></text:p>
      <text:p text:style-name="바탕글"><text:span text:style-name="p128-1-1">    다. 명부의 평정점이 동일한 경우 근무성적 평정점이 우수한 자가 1순위이다.</text:span></text:p>
      <text:p text:style-name="바탕글"><text:span text:style-name="p129-1-1">    라. 명부의 평정점이 동일한 경우 연장자가 2순위이다.</text:span></text:p>
      <text:p text:style-name="바탕글"/>
      <text:p text:style-name="바탕글"><text:span text:style-name="p131-1-1">25. 명부의 조정 및 삭제에 대한 설명중 틀린 것은? 나</text:span></text:p>
      <text:p text:style-name="바탕글"><text:span text:style-name="p132-1-1">    가. 퇴직자 및 승진자를 삭제한 경우 이를 조정할 수 있다.</text:span></text:p>
      <text:p text:style-name="바탕글"><text:span text:style-name="p133-1-1">    나. 승진소요 최고기간에 도달한 경우 이를 조정할 수 있다.</text:span></text:p>
      <text:p text:style-name="바탕글"><text:span text:style-name="p134-1-1">    다. 정기평정후 발생한 가점 및 연수평정을 등재한 경우 이를 조정할 수 있다.</text:span></text:p>
      <text:p text:style-name="바탕글"><text:span text:style-name="p135-1-1">    라. 근태기록에 따른 근무성적 평정점의 변동이 발생한 경우 이를 조정할 수 있다.</text:span></text:p>
      <text:p text:style-name="바탕글"><text:span text:style-name="p136-1-1">    마. 종합평정점의 변동사유가 발생한 경우</text:span></text:p>
      <text:p text:style-name="바탕글"/>
      <text:p text:style-name="바탕글"><text:span text:style-name="p138-1-1">26. 평정의 시기에 대해 틀린 것은? 라</text:span></text:p>
      <text:p text:style-name="바탕글"><text:span text:style-name="p139-1-1">    가. 평정은 정기평정, 수시평정으로 구분한다.</text:span></text:p>
      <text:p text:style-name="바탕글"><text:span text:style-name="p140-1-1">    나. 정기평정은 매년 3월말을 기준으로 실시한다.</text:span></text:p>
      <text:p text:style-name="바탕글"><text:span text:style-name="p141-1-1">    다. 수시평정은 정기평정 이후 조정사유가 발생한 경우에 실시하되 근무성적, 연수성적,  </text:span><text:span text:style-name="p141-2-1">        가점평점은 명부조정일 현재를 기준으로 하여 평정한다.</text:span></text:p>
      <text:p text:style-name="바탕글"><text:span text:style-name="p142-1-1">    라. 경력평정은 수시평정일 현재를 기준으로 하여 평정한다.</text:span></text:p>
      <text:p text:style-name="바탕글"/>
      <text:p text:style-name="바탕글"><text:span text:style-name="p144-1-1">27. 평정의 단계와 평정자에 대한 설명중 틀린 것은? 가</text:span></text:p>
      <text:p text:style-name="바탕글"><text:span text:style-name="p145-1-1">    가. 평정은 1차, 2차, 3차로 구분 실시한다. 다만 평정자별 배점비율은 1차 평정자가     </text:span><text:span text:style-name="p145-2-1">        40%, 2차 평정자가 30%, 3차 평정자가 30%로 한다.</text:span></text:p>
      <text:p text:style-name="바탕글"><text:span text:style-name="p146-1-1">    나. 1차 평정자, 2차 평정자를 알 수 없는 경우 또는 지휘, 감독계통의 특수성등 특별한  </text:span><text:span text:style-name="p146-2-1">       사유가 있는 경우에는 이사장이 따로 평정자를 지정한다.</text:span></text:p>
      <text:p text:style-name="바탕글"><text:span text:style-name="p147-1-1">    다. 전보후 1월이내에 평정을 실시하는 경우에는 전소속부서에서 평정한다.</text:span></text:p>
      <text:p text:style-name="바탕글"><text:span text:style-name="p148-1-1">    라. 파견근무자는 파견근무 부서에서 평정한다. 다만 파견발령후 1개월 이내에 평정을   </text:span><text:span text:style-name="p148-2-1">        실시하는 경우에는 원소속부서에서 평정한다.</text:span></text:p>
      <text:p text:style-name="바탕글"/>
      <text:p text:style-name="바탕글"><text:span text:style-name="p150-1-1">28. 근무성적 평정방법에 대한 설명중 틀린 것은? 나</text:span></text:p>
      <text:p text:style-name="바탕글"><text:span text:style-name="p151-1-1">    가. 근무실적을 평정함에 있어서는 평정서에 본인의 인적사항과 담당직무 및 당해 평정  </text:span><text:span text:style-name="p151-2-1">       기간동안의 근무실적을 평정대상 직원으로 하여금 기록하도록 하여야 한다.</text:span></text:p>
      <text:p text:style-name="바탕글"><text:span text:style-name="p152-1-1">    나. 근무성적의 1차는 근무성적평정서, 2차는 근무평정총괄표, 3차는 근무성적 3차평정  </text:span><text:span text:style-name="p152-2-1">        표에 의해 평정한다.</text:span></text:p>
      <text:p text:style-name="바탕글"><text:span text:style-name="p153-1-1">    다. 평정자는 총괄표에 평정을 함에 있어서는 평정대상 직원의 평정점이 동일하지 않도  </text:span><text:span text:style-name="p153-2-1">        록 평정하여야 한다. 다만 평정서에 의한 평정을 할 경우에는 예외이다.</text:span></text:p>
      <text:p text:style-name="바탕글"><text:span text:style-name="p154-1-1">    라. 3차 평정자는 1차 및 2차 평정결과에 따른 직렬, 직급, 부서간의 불균형 및 기타 인  </text:span><text:span text:style-name="p154-2-1">        사자료를 종합하여 별도 기준을 정하여 평정한다.</text:span></text:p>
      <text:p text:style-name="바탕글"><text:span text:style-name="p155-1-1">29. 근태기록등에 대한 설명중 틀린 것은? 라</text:span></text:p>
      <text:p text:style-name="바탕글"><text:span text:style-name="p156-1-1">    가. 각 처,실장 및 각 현업기관의 장은 소속직원의 매월의 근태상황을 규정서식에 의하  </text:span><text:span text:style-name="p156-2-1">        여 인사부서에 제출 하여야 한다.</text:span></text:p>
      <text:p text:style-name="바탕글"><text:span text:style-name="p157-1-1">    나. 근무성적의 감점 범위는 근무성적평점 만점의 1/4을 초과하지 못한다.</text:span></text:p>
      <text:p text:style-name="바탕글"><text:span text:style-name="p158-1-1">    다. 승진후보자 명부의 조정시에는 최종평정일로 부터 조정일이 속한 월의 전월 말일까  </text:span><text:span text:style-name="p158-2-1">        지의 근태상황 및 징벌상황을 다음식에 의해 총평정점에서 감점</text:span></text:p>
      <text:p text:style-name="Paragraph-159"><text:span text:style-name="p159-1-1">        2급 내지 4급직원 = 근태상황에 따른 근무성적평정점 감점기준에서 산출된 점수</text:span><text:span text:style-name="p159-2-1">×50/100</text:span></text:p>
      <text:p text:style-name="바탕글"><text:span text:style-name="p160-1-1">    라. 승진후보자 명부의 조정시에는 최종평정일로 부터 조정일이 속한 월의 전월 말일까  </text:span><text:span text:style-name="p160-2-1">        지의 근태상황 및 징벌상황을 다음식에 의해 총평정점에서 감점 5급 내지 6급직원  </text:span><text:span text:style-name="p160-3-1">        = 근태상황에 따른 근무성적평정점 감점기준에서 산출된 점수</text:span><text:span text:style-name="p160-3-2">×40/100</text:span></text:p>
      <text:p text:style-name="바탕글"/>
      <text:p text:style-name="바탕글"><text:span text:style-name="p162-1-1">30. 근무성적 평정방법에 대한 설명중 틀린 것은 ? 라</text:span></text:p>
      <text:p text:style-name="바탕글"><text:span text:style-name="p163-1-1">   가. 평정자는 평정대상직원이 기록한 근무실적내용과 직무수행능력 및 직무수행 태도등  </text:span><text:span text:style-name="p163-2-1">       을 참고로 하여 평정한다.</text:span></text:p>
      <text:p text:style-name="바탕글"><text:span text:style-name="p164-1-1">   나. 평정자는 평정대상직원에 대한 평정결과를 기초로하여 총괄표에 평정대상자의 직렬.  </text:span><text:span text:style-name="p164-2-1">       직급별로 평정인원별 등급분포와 평정등급별 점수분포에 맞게 평정대상자의 순위와  </text:span><text:span text:style-name="p164-3-1">       평정점을 결정한다.</text:span></text:p>
      <text:p text:style-name="바탕글"><text:span text:style-name="p165-1-1">   다. 근무성적평적의 결과는 공개하지 아니한다.</text:span></text:p>
      <text:p text:style-name="바탕글"><text:span text:style-name="p166-1-1">   라. 근무성적을 평정함에 있어서는 평정자가 평정서에 평정대상직원의 인적사항과 담당  </text:span><text:span text:style-name="p166-2-1">       직무 및 당해 평정기간 동안의 근무실적을 기록하여야 한다.</text:span></text:p>
      <text:p text:style-name="바탕글"/>
      <text:p text:style-name="바탕글"><text:span text:style-name="p168-1-1">31. 인사위원회에서 근무평정점의 조정시 참작할 사항이 아닌 것은? 라</text:span></text:p>
      <text:p text:style-name="바탕글"><text:span text:style-name="p169-1-1">     가. 부서간의 균형                            나. 직무대리자(처,부장급)</text:span></text:p>
      <text:p text:style-name="바탕글"><text:span text:style-name="p170-1-1">     다. 평정점의 분포비율                        라. 직원의 상벌사항</text:span></text:p>
      <text:p text:style-name="바탕글"/>
      <text:p text:style-name="바탕글"><text:span text:style-name="p172-1-1">32. 다음은 인사규정시행내규의 인사발령 및 평정에 대한 설명이다. 틀린 것은? 다</text:span></text:p>
      <text:p text:style-name="바탕글"><text:span text:style-name="p173-1-1">     가. 인사담당부서의 장은 인사발령사항을 기재하기 위하여 발령대장을 비치하여야 한  </text:span><text:span text:style-name="p173-2-1">         다. 다만 승급발령에 관한 사항은 기재를 생략할 수 있다.</text:span></text:p>
      <text:p text:style-name="바탕글"><text:span text:style-name="p174-1-1">     나. 직원이 전직한 경우에는 원직렬에서 받은 근무성적평정을 당해 평정으로 한다.</text:span></text:p>
      <text:p text:style-name="바탕글"><text:span text:style-name="p175-1-1">     다. 평정일 기준 6개월 이하 근무자는 근무성적을 평정하지 아니한다.</text:span></text:p>
      <text:p text:style-name="바탕글"><text:span text:style-name="p176-1-1">     라. 근무성적평정점을 산출함에 있어서 평정대상 기간중 평정점이 없는 평정단위 연도  </text:span><text:span text:style-name="p176-2-1">         가 있을때에는 평정점이 있는 평정단위 연도의 평정점평균을 평정점이 없는 평정  </text:span><text:span text:style-name="p176-3-1">         단위 연도의 평정점으로 본다.</text:span></text:p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><text:span text:style-name="p184-1-1">33. 다음은 인사규정시행내규의 평정 및 가점에 대한 설명이다. 틀린 것은? 다</text:span></text:p>
      <text:p text:style-name="바탕글"><text:span text:style-name="p185-1-1">     가. 포상은 공무원 재직경력 기간을 포함한 당해 직급에서의 포상에 한하며 2개이상일  </text:span><text:span text:style-name="p185-2-1">         때에는 그중 유리한것 1개만을 가점으로 평정한다.</text:span></text:p>
      <text:p text:style-name="바탕글"><text:span text:style-name="p186-1-1">     나. 직원으로 신규임용될 자가 받은 교육(공무원의 경우 포함)은 임용직급의 경력으로  </text:span><text:span text:style-name="p186-2-1">         본다.</text:span></text:p>
      <text:p text:style-name="바탕글"><text:span text:style-name="p187-1-1">     다. 연수성적의 평정점은 5점을 만점으로 하며 평정대상 성적이 2이상인때에는 만점   </text:span><text:span text:style-name="p187-2-1">         에 이를 때까지 합산한다.</text:span></text:p>
      <text:p text:style-name="바탕글"><text:span text:style-name="p188-1-1">     라. 제안가점은 당해 직급에서의 제안에 한하며 2개이상 일때에는 그중 유리한것 1개  </text:span><text:span text:style-name="p188-2-1">         만을 가점으로 평정한다.</text:span></text:p>
      <text:p text:style-name="바탕글"/>
      <text:p text:style-name="바탕글"><text:span text:style-name="p190-1-1">34. 다음은 종합 평정점을 100점 만점으로 할때 직급별 근무성적평정점과 경력평정점이다.   </text:span><text:span text:style-name="p190-2-1">    맞는 것은? 나</text:span></text:p>
      <text:p text:style-name="바탕글"><text:span text:style-name="p191-1-1">    가. 2,3급 - 근무성적평정점: 70 , 경력평정점: 30</text:span></text:p>
      <text:p text:style-name="바탕글"><text:span text:style-name="p192-1-1">    나. 4 급 - 근무성적평정점: 60 , 경력평정점: 30</text:span></text:p>
      <text:p text:style-name="바탕글"><text:span text:style-name="p193-1-1">    다. 5 급 - 근무성적평정점: 50 , 경력평정점: 50</text:span></text:p>
      <text:p text:style-name="바탕글"><text:span text:style-name="p194-1-1">    라. 6 급 - 근무성적평정점: 40 , 경력평정점: 60</text:span></text:p>
      <text:p text:style-name="바탕글"/>
      <text:p text:style-name="바탕글"><text:span text:style-name="p196-1-1">35. 피평자에 대한 1,2,3차 평정자를 열거하였다. 틀린 것은? 라</text:span></text:p>
      <text:p text:style-name="바탕글"><text:span text:style-name="p197-1-1">    가. 본사 2급 처장 - 1차 : 담당이사, 2차 : 부이사장, 3차 : 이사장</text:span></text:p>
      <text:p text:style-name="바탕글"><text:span text:style-name="p198-1-1">    나. 현업 2급 소장급 - 1차 : 본사담당처장, 2차 : 담당이사, 3차 : 부이사장</text:span></text:p>
      <text:p text:style-name="바탕글"><text:span text:style-name="p199-1-1">    다. 본사4,5,6급 - 1차 : 부장, 2차 : 처장급, 3차 : 부이사장</text:span></text:p>
      <text:p text:style-name="바탕글"><text:span text:style-name="p200-1-1">    라. 전기사무소 분소직원,과장,분소장 - 1차 : 부장, 2차 : 본사담당처장,  3차 : 부이사장</text:span></text:p>
      <text:p text:style-name="바탕글"/>
      <text:p text:style-name="바탕글"><text:span text:style-name="p202-1-1">36. 피평자에 대한 1,2,3차 평정자를 열거하였다, 틀린 것은? 나</text:span></text:p>
      <text:p text:style-name="바탕글"><text:span text:style-name="p203-1-1">    가. 본사부장급 - 1차 : 처장, 2차 : 담당이사, 3차 : 부이사장</text:span></text:p>
      <text:p text:style-name="바탕글"><text:span text:style-name="p204-1-1">    나. 현업부장급 - 1차 : 현업소장, 2차 : 담당이사, 3차 : 부이사장</text:span></text:p>
      <text:p text:style-name="바탕글"><text:span text:style-name="p205-1-1">    다. 전기사무소 통제과 및 분소직원 - 1차 : 과장,분소장, 2차 : 소장, 3차 : 부이사장</text:span></text:p>
      <text:p text:style-name="바탕글"><text:span text:style-name="p206-1-1">    라. 부역장 - 1차 : 역장, 2차 : 운수처장, 3차 : 부이사장</text:span></text:p>
      <text:p text:style-name="바탕글"/>
      <text:p text:style-name="바탕글"><text:span text:style-name="p208-1-1">37. 피평자에 대한 1,2,3차 평정자를 열거하였다. 틀린것은?</text:span></text:p>
      <text:p text:style-name="바탕글"><text:span text:style-name="p209-1-1">    가. 차량기지창,승무관리소 직원 - 1차: 부장, 2차: 창장,소장, 3차: 부이사장</text:span></text:p>
      <text:p text:style-name="바탕글"><text:span text:style-name="p210-1-1">    나. 역무자동설비관리소 본소직원, 과장,분소장 - 1차: 소장, 2차: 담당이사, </text:span></text:p>
      <text:p text:style-name="바탕글"><text:span text:style-name="p211-1-1">                                                  3차: 부이사장</text:span></text:p>
      <text:p text:style-name="바탕글"><text:span text:style-name="p212-1-1">    다. 역 일근서무 - 1차: </text:span><text:span text:style-name="p212-1-2">A</text:span><text:span text:style-name="p212-1-3">조 부역장, 2차: 역장, 3차: 부이사장</text:span></text:p>
      <text:p text:style-name="바탕글"><text:span text:style-name="p213-1-1">    라. 3조2교대 역장조 역무원 및 서무 - 1차: 인수조의 부역장, 2차: 역장</text:span></text:p>
      <text:p text:style-name="바탕글"><text:span text:style-name="p214-1-1">                                         3차: 부이사장</text:span></text:p>
      <text:p text:style-name="바탕글"><text:span text:style-name="p215-1-1">       ※ </text:span><text:span text:style-name="p215-1-2">역장 - 1차 : 운수처장,  2차 : 담당이사,  3차 : 부이사장</text:span></text:p>
      <text:p text:style-name="바탕글"/>
      <text:p text:style-name="바탕글"/>
      <text:p text:style-name="바탕글"/>
      <text:p text:style-name="바탕글"><text:span text:style-name="p219-1-1">38. 다음은 근태사항에 따른 근무성적평정점 감점기준이다. 틀린 것은? 가</text:span></text:p>
      <text:p text:style-name="바탕글"><text:span text:style-name="p220-1-1">    가. 무단이석: 매1회마다 만점의 1/10    나. 유계결근: 매1일마다 만점의 1/50</text:span></text:p>
      <text:p text:style-name="바탕글"><text:span text:style-name="p221-1-1">    다. 무단결근: 매1일마다 만점의 1/20    라. 무단이석: 매1회마다 만점의 1/20 </text:span></text:p>
      <text:p text:style-name="바탕글"/>
      <text:p text:style-name="바탕글"><text:span text:style-name="p223-1-1">39. 경력평정에 대한 사항중 틀린 것은? 가</text:span></text:p>
      <text:p text:style-name="바탕글"><text:span text:style-name="p224-1-1">    가. 경력평정은 매년 4월 말일을 기준으로 실시하고 평정일 현재 승진소요 최저 년수에  </text:span><text:span text:style-name="p224-2-1">        도달한 2급이하의 직원에 대하여 실시한다.</text:span></text:p>
      <text:p text:style-name="바탕글"><text:span text:style-name="p225-1-1">    나. 경력평정은 평정일 기준 최근 10년간을 대상으로 평정한다.</text:span></text:p>
      <text:p text:style-name="바탕글"><text:span text:style-name="p226-1-1">    다. 기간의 계산은 월력에 의하여 월단위로 행하되 16일 이상은 1월로 산입하고 16일   </text:span><text:span text:style-name="p226-2-1">        미만은 제외한다.</text:span></text:p>
      <text:p text:style-name="바탕글"><text:span text:style-name="p227-1-1">    라. 경력의 평정자는 인사담당부장으로 하고, 확인자는 인사담당처장으로 한다.</text:span></text:p>
      <text:p text:style-name="바탕글"/>
      <text:p text:style-name="바탕글"><text:span text:style-name="p229-1-1">40. 다음의 직급별 경력평정점의 만점중 맞지 않는것은 ? 다</text:span></text:p>
      <text:p text:style-name="바탕글"><text:span text:style-name="p230-1-1">    가. 2,3급 - 20점    나. 4급 - 30점    다. 5급 - 40점     라. 6급 - 40점</text:span></text:p>
      <text:p text:style-name="바탕글"/>
      <text:p text:style-name="바탕글"><text:span text:style-name="p232-1-1">41. 직원의 경력중 맞는 것은? 가</text:span></text:p>
      <text:p text:style-name="바탕글"><text:span text:style-name="p233-1-1">    가. 갑경력 - 현직급 재직경력         나. 갑경력 - 바로 하위직급 재직경력</text:span></text:p>
      <text:p text:style-name="바탕글"><text:span text:style-name="p234-1-1">    다. 을경력 - 현직급 재직경력         라. 을경력 - 바로 하위직급중 50% 경력</text:span></text:p>
      <text:p text:style-name="바탕글"/>
      <text:p text:style-name="바탕글"><text:span text:style-name="p236-1-1">42. 평정대상 경력기간중 경력에서 제외되지 않는 것은? 라</text:span></text:p>
      <text:p text:style-name="바탕글"><text:span text:style-name="p237-1-1">    가. 휴직기간중 신체정신 장애로 2월이상 휴직한 기간과 천재지변 또는 전시사변이나   </text:span><text:span text:style-name="p237-2-1">        기타사유로 인하여 생사 또는 소재가 불명하게 되어 휴직된기간</text:span></text:p>
      <text:p text:style-name="바탕글"><text:span text:style-name="p238-1-1">    나. 직위해제기간</text:span></text:p>
      <text:p text:style-name="바탕글"><text:span text:style-name="p239-1-1">    다. 정직기간</text:span></text:p>
      <text:p text:style-name="바탕글"><text:span text:style-name="p240-1-1">    라. 신규임용자의 교육기간</text:span></text:p>
      <text:p text:style-name="바탕글"/>
      <text:p text:style-name="바탕글"><text:span text:style-name="p242-1-1">43. 연수평정에 대한 설명중 틀린 것은? 라</text:span></text:p>
      <text:p text:style-name="바탕글"><text:span text:style-name="p243-1-1">    가  연수평정은 교육훈련규정에 의하여 실시한 신규임용후보자교육 및 보수교육 이수성  </text:span><text:span text:style-name="p243-2-1">        적에 한하여 평정한다.</text:span></text:p>
      <text:p text:style-name="바탕글"><text:span text:style-name="p244-1-1">    나. 연수성적이 60점 미만인 경우에는 평정하지 아니한다.</text:span></text:p>
      <text:p text:style-name="바탕글"><text:span text:style-name="p245-1-1">    다. 연수평정은 당해 직급에서 이수한 2주이상의 연수성적에 한하며 정기평정일로 부터  </text:span><text:span text:style-name="p245-2-1">        5년이내에 받은 연수성적에 대하여는 그 성적의 10할을 당해 직원의 연수성적으로  </text:span><text:span text:style-name="p245-3-1">        평정한다.</text:span></text:p>
      <text:p text:style-name="바탕글"><text:span text:style-name="p246-1-1">    라. 직원이 당해 직급에서 연수를 받은후 5년초과 10년이내의 기간이 경과한 경우에는  </text:span><text:span text:style-name="p246-2-1">        그 성적의 7할을 직원의 연수성적으로 한다.</text:span></text:p>
      <text:p text:style-name="바탕글"/>
      <text:p text:style-name="바탕글"><text:span text:style-name="p248-1-1">44. 연수성적이 95점이면 평정점은? 나</text:span></text:p>
      <text:p text:style-name="바탕글"><text:span text:style-name="p249-1-1">    가. 9.5점          나. 4.5점          다. 4.7점          라. 5점</text:span></text:p>
      <text:p text:style-name="바탕글"/>
      <text:p text:style-name="바탕글"/>
      <text:p text:style-name="바탕글"/>
      <text:p text:style-name="바탕글"><text:span text:style-name="p253-1-1">45. 다음은 경력평정에 대한 설명이다. 잘못된 것은 ? 라</text:span></text:p>
      <text:p text:style-name="바탕글"><text:span text:style-name="p254-1-1">    가. 경력평정은 당해 직원의 인사기록 카드에 의하여 평정한다.</text:span></text:p>
      <text:p text:style-name="바탕글"><text:span text:style-name="p255-1-1">    나. 경력평정의 결과는 평정대상자의 요구가 있을때에는 이를 보여주어야 한다.</text:span></text:p>
      <text:p text:style-name="바탕글"><text:span text:style-name="p256-1-1">    다. 경력평정시에 공무원 재직경력이 있는자에 대하여는 당해 경력을 공단의 해당직급  </text:span><text:span text:style-name="p256-2-1">        재직경력으로 본다.</text:span></text:p>
      <text:p text:style-name="바탕글"><text:span text:style-name="p257-1-1">    라. 직원으로 신규임용될 자가 받은 교육은 임용직급의 경력에서 제외한다.</text:span></text:p>
      <text:p text:style-name="바탕글"/>
      <text:p text:style-name="바탕글"><text:span text:style-name="p259-1-1">46.</text:span><text:span text:style-name="p259-1-2"> 다음중 공단의 해당직급 재직경력으로 보는 공무원 재직경력(유사경력)이 아닌 것은 ? 라</text:span></text:p>
      <text:p text:style-name="바탕글"><text:span text:style-name="p260-1-1">    가. 일반직 공무원 (군무원 포함)</text:span></text:p>
      <text:p text:style-name="바탕글"><text:span text:style-name="p261-1-1">    나. 기능직 공무원 (군무원 포함)</text:span></text:p>
      <text:p text:style-name="바탕글"><text:span text:style-name="p262-1-1">    다. 고용직 공무원</text:span></text:p>
      <text:p text:style-name="바탕글"><text:span text:style-name="p263-1-1">    라. 별정직 공무원</text:span></text:p>
      <text:p text:style-name="바탕글"/>
      <text:p text:style-name="바탕글"><text:span text:style-name="p265-1-1">47</text:span><text:span text:style-name="p265-1-2">. 다음중 공단의 해당직급 재직경력으로 보는 공무원 재직경력(유사경력)이 아닌 것은 ? 라</text:span></text:p>
      <text:p text:style-name="바탕글"><text:span text:style-name="p266-1-1">    가. 군 인 (대령 </text:span><text:span text:style-name="p266-1-2">~ </text:span><text:span text:style-name="p266-1-3">하사)</text:span></text:p>
      <text:p text:style-name="바탕글"><text:span text:style-name="p267-1-1">    나. 소방관 (소방감 </text:span><text:span text:style-name="p267-1-2">~ </text:span><text:span text:style-name="p267-1-3">소방사)</text:span></text:p>
      <text:p text:style-name="바탕글"><text:span text:style-name="p268-1-1">    다. 경찰관 (총경 </text:span><text:span text:style-name="p268-1-2">~ </text:span><text:span text:style-name="p268-1-3">순경)</text:span></text:p>
      <text:p text:style-name="바탕글"><text:span text:style-name="p269-1-1">    라. 별정직 공무원</text:span></text:p>
      <text:p text:style-name="바탕글"/>
      <text:p text:style-name="바탕글"><text:span text:style-name="p271-1-1">48. 다음의 포상가점 기준중 틀린것은 ? 라</text:span></text:p>
      <text:p text:style-name="바탕글"><text:span text:style-name="p272-1-1">    가. 차관급기관장 : 0.5              나. 국무총리 : 1.5</text:span></text:p>
      <text:p text:style-name="바탕글"><text:span text:style-name="p273-1-1">    다. 대 통 령 : 2                   라. 훈장, 포장 : 3</text:span></text:p>
      <text:p text:style-name="바탕글"/>
      <text:p text:style-name="바탕글"><text:span text:style-name="p275-1-1">49. 다음중 이사장 표창의 포상가점은 ? 가</text:span></text:p>
      <text:p text:style-name="바탕글"><text:span text:style-name="p276-1-1">    가. 0.5점     나. 1점      다. 1.5점      라. 2점</text:span></text:p>
      <text:p text:style-name="바탕글"/>
      <text:p text:style-name="바탕글"><text:span text:style-name="p278-1-1">50. 다음중 건설교통부장관 표창의 포상가점은 ? 나</text:span></text:p>
      <text:p text:style-name="바탕글"><text:span text:style-name="p279-1-1">    가. 0.5점     나. 1점      다. 1.5점      라. 2점</text:span></text:p>
      <text:p text:style-name="바탕글"/>
      <text:p text:style-name="바탕글"><text:span text:style-name="p281-1-1">51. 다음중 국무총리 표창의 포상가점은 ? 나</text:span></text:p>
      <text:p text:style-name="바탕글"><text:span text:style-name="p282-1-1">    가. 1점      나. 1.5점      다. 2점      라. 2.5점</text:span></text:p>
      <text:p text:style-name="바탕글"/>
      <text:p text:style-name="바탕글"><text:span text:style-name="p284-1-1">52. 다음중 정부의 상훈법에 의한 훈장, 포장의 가점은 ? 라</text:span></text:p>
      <text:p text:style-name="바탕글"><text:span text:style-name="p285-1-1">    가. 1점      나. 1.5점     다. 2점       라. 2.5점</text:span></text:p>
      <text:p text:style-name="바탕글"/>
      <text:p text:style-name="바탕글"><text:span text:style-name="p287-1-1">53. 다음중 대통령 표창의 포상가점은 ? 다</text:span></text:p>
      <text:p text:style-name="바탕글"><text:span text:style-name="p288-1-1">    가. 1점      나. 1.5점      다. 2점      라. 2.5점</text:span></text:p>
      <text:p text:style-name="바탕글"/>
      <text:p text:style-name="바탕글"><text:span text:style-name="p290-1-1">54. 제안가점중 은상은 몇점인가 ? 나</text:span></text:p>
      <text:p text:style-name="바탕글"><text:span text:style-name="p291-1-1">    가. 2.0      나. 1.5        다. 1.0       라. 0.5</text:span></text:p>
      <text:p text:style-name="바탕글"/>
      <text:p text:style-name="바탕글"><text:span text:style-name="p293-1-1">55. 제안가점중 금상은 몇점인가 ? 라</text:span></text:p>
      <text:p text:style-name="바탕글"><text:span text:style-name="p294-1-1">    가. 0.5      나. 1.0        다. 1.5       라. 2.0</text:span></text:p>
      <text:p text:style-name="바탕글"/>
      <text:p text:style-name="바탕글"><text:span text:style-name="p296-1-1">56. 제안가점중 동상은 몇점인가 ? 나</text:span></text:p>
      <text:p text:style-name="바탕글"><text:span text:style-name="p297-1-1">    가. 0.5      나. 1.0        다. 1.5       라. 2.0</text:span></text:p>
      <text:p text:style-name="바탕글"/>
      <text:p text:style-name="바탕글"><text:span text:style-name="p299-1-1">57. 제안가점중 장려상은 몇점인가 ? 가</text:span></text:p>
      <text:p text:style-name="바탕글"><text:span text:style-name="p300-1-1">    가. 0.5      나. 1.0        다. 1.5       라. 2.0</text:span></text:p>
      <text:p text:style-name="바탕글"/>
      <text:p text:style-name="바탕글"><text:span text:style-name="p302-1-1">58. 포상대상 직원의 공단 최소 근무기간은? 나</text:span></text:p>
      <text:p text:style-name="바탕글"><text:span text:style-name="p303-1-1">    가. 3개월 이상       나. 6개월 이상       다. 1년 이상       라. 2년 이상</text:span></text:p>
      <text:p text:style-name="바탕글"/>
      <text:p text:style-name="바탕글"><text:span text:style-name="p305-1-1">59. 징계에 대한 설명중 틀린 것은? 라</text:span></text:p>
      <text:p text:style-name="바탕글"><text:span text:style-name="p306-1-1">    가  위원회는 징계의결요구서를 접수한 날로부터 30일 이내에 징계에 관한 의결을 하여  </text:span><text:span text:style-name="p306-2-1">        야 한다. 다만 부득이한 사유가 있을 때에는 위원회의 의결로 30일에 한하여 그 기  </text:span><text:span text:style-name="p306-3-1">        간을 연장할 수 있다.</text:span></text:p>
      <text:p text:style-name="바탕글"><text:span text:style-name="p307-1-1">    나. 위원회가 징계혐의자의 출석을 요구할 때는 출석통지서를 위원회 개최 7일전까지   </text:span><text:span text:style-name="p307-2-1">       징계혐의자에게 송부하여야 한다.</text:span></text:p>
      <text:p text:style-name="바탕글"><text:span text:style-name="p308-1-1">    다. 위원회는 징계혐의자가 위원회에서의 진술을 위한 출석을 원하지 아니하여 진술포  </text:span><text:span text:style-name="p308-2-1">        기서를 제출했을 때는 이를 기록에 첨부하고 서면 심사로 징계의결할 수 있다.</text:span></text:p>
      <text:p text:style-name="바탕글"><text:span text:style-name="p309-1-1">    라. 징계혐의자가 3회 이상의 출석요구에도 불구하고 위원회에 출석하지 않은때는 진술  </text:span><text:span text:style-name="p309-2-1">        포기서를 제출한 것으로 보고 서면심사로 징계의결할 수 있다.</text:span></text:p>
      <text:p text:style-name="바탕글"><text:span text:style-name="p310-1-1">    마. 출석통지서의 송부는 징계혐의자가 소속한 부서장에 대한 통보와 직원이 소속한 주  </text:span><text:span text:style-name="p310-2-1">        소지에 등기 우송함으로써 본인에게 전달된 것으로 본다.</text:span></text:p>
      <text:p text:style-name="바탕글"/>
      <text:p text:style-name="바탕글"><text:span text:style-name="p312-1-1">60. 경고 등 처분에 관한 설명중 틀린 것은? 다</text:span></text:p>
      <text:p text:style-name="바탕글"><text:span text:style-name="p313-1-1">    가. 경고등 처분의 종류는 경고와 주의로 구분하되 주의는 비위나 잘못의 정도가 경고  </text:span><text:span text:style-name="p313-2-1">        보다 경한 경우에 적용한다.</text:span></text:p>
      <text:p text:style-name="바탕글"><text:span text:style-name="p314-1-1">    나. 경고등 처분은 이사장이 처분대상자에게 처분장을 교부함으로써 한다.</text:span></text:p>
      <text:p text:style-name="바탕글"><text:span text:style-name="p315-1-1">    다. 직원이 처분일기준 1년 이내에 2회 이상 경고처분을 받은 때에는 징계의결을 요구  </text:span><text:span text:style-name="p315-2-1">        하여야 한다.</text:span></text:p>
      <text:p text:style-name="바탕글"><text:span text:style-name="p316-1-1">    라. 1년 이내에 3회이상 경고처분을 받은 때에도 처분사유가 성실하고 능동적인 업무처  </text:span><text:span text:style-name="p316-2-1">        리 과정에서 과실로 인하여 생긴 것으로 인정된 처분은 제외할 수 있다.</text:span></text:p>
      <text:p text:style-name="바탕글"/>
      <text:p text:style-name="바탕글"><text:span text:style-name="p318-1-1">61. 징계양정 감경기준에 따라 징계를 감경할 수 있는 공적이 아닌 것은? 나</text:span></text:p>
      <text:p text:style-name="바탕글"><text:span text:style-name="p319-1-1">    가. 상훈법에서 정한 훈장, 포장을 받은 공적</text:span></text:p>
      <text:p text:style-name="바탕글"><text:span text:style-name="p320-1-1">    나. 우등상을 받은 공적</text:span></text:p>
      <text:p text:style-name="바탕글"><text:span text:style-name="p321-1-1">    다. 모범직원상, 공로상을 받은 공적</text:span></text:p>
      <text:p text:style-name="바탕글"><text:span text:style-name="p322-1-1">    라. 창안상 또는 차관급이상의 표창을 받은 공적</text:span></text:p>
      <text:p text:style-name="바탕글"/>
      <text:p text:style-name="바탕글"><text:span text:style-name="p324-1-1">62. 징계의 가중에 대한 설명중 다른 것은? 라</text:span></text:p>
      <text:p text:style-name="바탕글"><text:span text:style-name="p325-1-1">    가. 위원회는 서로 관련이 없는 2이상의 비위가 경합된 경우에는 그중 책임이 중한 비  </text:span><text:span text:style-name="p325-2-1">       위에 해당하는 징계보다 1단계 위의 징계로 의결할 수 있다.</text:span></text:p>
      <text:p text:style-name="바탕글"><text:span text:style-name="p326-1-1">    나. 위원회는 징계처분을 받은자가 처분기간중에 발생한 비위로 다시 징계의결이 요구  </text:span><text:span text:style-name="p326-2-1">        된 경우에는 당해 비위에 해당하는 징계보다 2단계 위의 징계로 의결할 수 있다</text:span></text:p>
      <text:p text:style-name="바탕글"><text:span text:style-name="p327-1-1">    다. 위원회는 징계처분을 받은자가 처분기간이 종료된 후로부터 1년 이내에 발생한 비  </text:span><text:span text:style-name="p327-2-1">        위로 징계 의결이 요구된 경우에는 1단계 위의 징계로 의결할 수 있다.</text:span></text:p>
      <text:p text:style-name="바탕글"><text:span text:style-name="p328-1-1">    라. 처분기간이 종료된 후로부터 2년 이내에 발생한 비위로 징계의결이 요구된 경우에  </text:span><text:span text:style-name="p328-2-1">        는 1단계 위의 징계로 의결할 수 있다.</text:span></text:p>
      <text:p text:style-name="바탕글"/>
      <text:p text:style-name="바탕글"><text:span text:style-name="p330-1-1">63. 위원회는 징계의결이 요구된자가 징계양정에 의해 </text:span><text:span text:style-name="p330-1-2">“</text:span><text:span text:style-name="p330-1-3">정직</text:span><text:span text:style-name="p330-1-4">”</text:span><text:span text:style-name="p330-1-5">처분에 해당되는 비위가 있는  </text:span><text:span text:style-name="p330-2-1">    경우에 모범직원상을 받은 공적이 있으면 징계감경의 규정에 의하여 어떻게 의결할 수  </text:span><text:span text:style-name="p330-3-1">    있는가? 나</text:span></text:p>
      <text:p text:style-name="바탕글"><text:span text:style-name="p331-1-1">    가. 강임            나. 감봉            다. 견책            라. 정직</text:span></text:p>
      <text:p text:style-name="바탕글"/>
      <text:p text:style-name="바탕글"><text:span text:style-name="p333-1-1">64. 위원회는 징계의결이 요구된자가 징계양정에 의해 </text:span><text:span text:style-name="p333-1-2">“</text:span><text:span text:style-name="p333-1-3">강임</text:span><text:span text:style-name="p333-1-4">”</text:span><text:span text:style-name="p333-1-5">처분에 해당되는 비위가 있는  </text:span><text:span text:style-name="p333-2-1">    경우에 우등상을 받은 공적이 있으면 징계감경의 규정에 의하여 어떻게 의결할 수 있는  </text:span><text:span text:style-name="p333-3-1">    가? 가</text:span></text:p>
      <text:p text:style-name="바탕글"><text:span text:style-name="p334-1-1">    가. 강임            나. 정직            다. 감봉            라. 견책</text:span></text:p>
      <text:p text:style-name="바탕글"/>
      <text:p text:style-name="바탕글"><text:span text:style-name="p336-1-1">65. 위원회는 징계의결이 요구된자가 징계양정에 의해 </text:span><text:span text:style-name="p336-1-2">“</text:span><text:span text:style-name="p336-1-3">파면</text:span><text:span text:style-name="p336-1-4">” </text:span><text:span text:style-name="p336-1-5">처분에 해당되는 비위가 있   </text:span><text:span text:style-name="p336-2-1">   는 경우에 정부 상훈법에서 정한 훈장. 포장을 받은 공적이 있으면 징계 감경의 규정에  </text:span><text:span text:style-name="p336-3-1">    의하여 어떻게 의결할 수 있는가 ? 나</text:span></text:p>
      <text:p text:style-name="바탕글"><text:span text:style-name="p337-1-1">    가. 파면           나. 해임            다. 강임             라.정직</text:span></text:p>
      <text:p text:style-name="바탕글"/>
      <text:p text:style-name="바탕글"><text:span text:style-name="p339-1-1">66. 위원회는 징계의결이 요구된자가 징계양정에 의해 </text:span><text:span text:style-name="p339-1-2">“</text:span><text:span text:style-name="p339-1-3">해임</text:span><text:span text:style-name="p339-1-4">” </text:span><text:span text:style-name="p339-1-5">처분에 해당되는 비위가 있는  </text:span><text:span text:style-name="p339-2-1">    경우에 차관급이상의 표창을 받은 공적이 있으면 징계감경의 규정에 의하여 어떻게 의  </text:span><text:span text:style-name="p339-3-1">    결할 수 있는가 ? 나</text:span></text:p>
      <text:p text:style-name="바탕글"><text:span text:style-name="p340-1-1">    가. 해임           나. 강임            다. 정직             라. 감봉</text:span></text:p>
      <text:p text:style-name="바탕글"/>
      <text:p text:style-name="바탕글"><text:span text:style-name="p342-1-1">67. 위원회는 징계의결이 요구된자가 징계양정에 의해 </text:span><text:span text:style-name="p342-1-2">“</text:span><text:span text:style-name="p342-1-3">강임</text:span><text:span text:style-name="p342-1-4">” </text:span><text:span text:style-name="p342-1-5">처분에 해당되는 비위가 있는  </text:span><text:span text:style-name="p342-2-1">    경우에 창안상을 받은 공적이 있으면 징계감경의 규정에 의하여 어떻게 의결할 수 있는  </text:span><text:span text:style-name="p342-3-1">    가 ? 나</text:span></text:p>
      <text:p text:style-name="바탕글"><text:span text:style-name="p343-1-1">    가. 강임           나. 정직            다. 감봉             라. 견책</text:span></text:p>
      <text:p text:style-name="바탕글"/>
      <text:p text:style-name="바탕글"><text:span text:style-name="p345-1-1">68. 위원회는 징계의결이 요구된자가 징계양정에 의해 </text:span><text:span text:style-name="p345-1-2">“</text:span><text:span text:style-name="p345-1-3">감봉3월</text:span><text:span text:style-name="p345-1-4">” </text:span><text:span text:style-name="p345-1-5">처분에 해당되는 비위가   </text:span><text:span text:style-name="p345-2-1">    있는 경우에 공로상을 받은 공적이 있으면 징계감경의 규정에 의하여 어떻게 의결할 수  </text:span><text:span text:style-name="p345-3-1">    있는가 ? 다</text:span></text:p>
      <text:p text:style-name="바탕글"><text:span text:style-name="p346-1-1">    가. 감봉2월        나. 감봉1월         다. 견책             라. 불문(경고)</text:span></text:p>
      <text:p text:style-name="바탕글"/>
      <text:p text:style-name="바탕글"><text:span text:style-name="p348-1-1">69. 징계처분의 말소절차가 맞는 것은? 가</text:span></text:p>
      <text:p text:style-name="바탕글"><text:span text:style-name="p349-1-1">    가. 말소 계획서의 작성</text:span><text:span text:style-name="p349-1-2">→</text:span><text:span text:style-name="p349-1-3">기록의 말소</text:span><text:span text:style-name="p349-1-4">→</text:span><text:span text:style-name="p349-1-5">말소사실의 통보</text:span><text:span text:style-name="p349-1-6">→</text:span><text:span text:style-name="p349-1-7">기록의 말소대장정리</text:span></text:p>
      <text:p text:style-name="바탕글"><text:span text:style-name="p350-1-1">    나. 말소 계획서의 작성</text:span><text:span text:style-name="p350-1-2">→</text:span><text:span text:style-name="p350-1-3">말소사실의 통보</text:span><text:span text:style-name="p350-1-4">→</text:span><text:span text:style-name="p350-1-5">기록의 말소</text:span><text:span text:style-name="p350-1-6">→</text:span><text:span text:style-name="p350-1-7">기록의 말소대장정리</text:span></text:p>
      <text:p text:style-name="바탕글"><text:span text:style-name="p351-1-1">    다. 말소사실의 통보</text:span><text:span text:style-name="p351-1-2">→</text:span><text:span text:style-name="p351-1-3">말소 계획서의 작성</text:span><text:span text:style-name="p351-1-4">→</text:span><text:span text:style-name="p351-1-5">기록의 말소</text:span><text:span text:style-name="p351-1-6">→</text:span><text:span text:style-name="p351-1-7">기록의 말소대장정리</text:span></text:p>
      <text:p text:style-name="바탕글"><text:span text:style-name="p352-1-1">    라. 말소사실의 통보</text:span><text:span text:style-name="p352-1-2">→</text:span><text:span text:style-name="p352-1-3">기록의 말소</text:span><text:span text:style-name="p352-1-4">→</text:span><text:span text:style-name="p352-1-5">말소 계획서의 작성</text:span><text:span text:style-name="p352-1-6">→</text:span><text:span text:style-name="p352-1-7">기록의 말소대장정리</text:span></text:p>
      <text:p text:style-name="바탕글"/>
      <text:p text:style-name="Paragraph-354"><text:span text:style-name="p354-1-1">70. 다음은 직원의 징계에 관한 설명이다. 잘못된 것은 ? 다</text:span></text:p>
      <text:p text:style-name="Paragraph-355"><text:span text:style-name="p355-1-1">    가. 징계의결이 요구된자가 징계처분이나 경고를 받은 사실이 있는 경우에는 그 징계처  </text:span><text:span text:style-name="p355-2-1">        분이나 경고처분전의 공적은 감경대상공적에서 제외된다.</text:span></text:p>
      <text:p text:style-name="Paragraph-356"><text:span text:style-name="p356-1-1">    나. 위원회는 징계혐의자가 노조원인 경우에는 노동조합 위원장이 지명하는 대표1인에  </text:span><text:span text:style-name="p356-2-1">        게 징계혐의자를 위하여 의견을 진술하게 할수 있다.</text:span></text:p>
      <text:p text:style-name="Paragraph-357"><text:span text:style-name="p357-1-1">    다. 이사장은 징계등 처분기록의 말소사유가 발생하면 발생사유가 발생한 날로부터 20  </text:span><text:span text:style-name="p357-2-1">        일이내에 말소절차에 따라 처분기록을 말소하고 당해 직원에게 그 사실을 통보하여  </text:span><text:span text:style-name="p357-3-1">        야 한다. </text:span></text:p>
      <text:p text:style-name="Paragraph-358"><text:span text:style-name="p358-1-1">    라. 직무수행상 업무내용이 불가피하다고 인정할 때에는 그정상을 참작하여 징계기준보  </text:span><text:span text:style-name="p358-2-1">        다 경하게 처벌하거나 처벌하지 아니할 수 있다.</text:span></text:p>
      <text:p text:style-name="Paragraph-359"/>
      <text:p text:style-name="바탕글"><text:span text:style-name="p360-1-1">71. 다음은 직원의 징계에 관한 설명이다. 잘못된 것은 ? 다</text:span></text:p>
      <text:p text:style-name="바탕글"><text:span text:style-name="p361-1-1">    가. 징계등 처분기록의 말소 제한기간은 직원의 신분을 보유하면서 직무에 종사한 기간  </text:span><text:span text:style-name="p361-2-1">        으로 하되 신체정신상의 장애로 2월이상 장기요양을 요하여 휴직한 기간과 천재지  </text:span><text:span text:style-name="p361-3-1">        변 또는 전시사변이나 기타사유로 인하여 생사 또는 소재가 불명하게 되어 휴직된  </text:span><text:span text:style-name="p361-4-1">        기간을 제외한 휴직기간은 포함된다.</text:span></text:p>
      <text:p text:style-name="바탕글"><text:span text:style-name="p362-1-1">    나. 징계기준에 열거된 업무내용 이외의 사항이 발견된 때에는 발견된 사실과 유사한   </text:span><text:span text:style-name="p362-2-1">        업무내용의 징계기준에 의하여 이를 조치한다.</text:span></text:p>
      <text:p text:style-name="바탕글"><text:span text:style-name="p363-1-1">    다. 인사담당부서의장은 </text:span><text:span text:style-name="p363-1-2">“</text:span><text:span text:style-name="p363-1-3">징계등 처분기록 말소계획(신청)서</text:span><text:span text:style-name="p363-1-4">” </text:span><text:span text:style-name="p363-1-5">에 말소대상 처분기록 및  </text:span><text:span text:style-name="p363-2-1">        말소방법등을 기재하여 인사위원회 위원장의 결재를 받아야 한다.</text:span></text:p>
      <text:p text:style-name="바탕글"><text:span text:style-name="p364-1-1">    라. 징계등 처분기록의 말소제한 기간이 경과하여도 말소절차에 의한 조치를 하지않는  </text:span><text:span text:style-name="p364-2-1">        경우에는 당해 직원이 직접징계등 처분말소기록 말소계획(신청)서의 서식에 의거   </text:span><text:span text:style-name="p364-3-1">        징계등 처분기록의 말소 신청을 할수 있다.</text:span></text:p>
      <text:p text:style-name="바탕글"/>
      <text:p text:style-name="바탕글"><text:span text:style-name="p366-1-1">72. 이사장은 징계등 처분기록의 말소사유가 발생하면 당해사유가 발생한 날로부터 몇일 이  </text:span><text:span text:style-name="p366-2-1">  </text:span><text:span text:style-name="p366-2-2">  내에 말소절차에 따라 처분기록을 말소하고 당해직원에게 그사실을 통보하여야 하는가</text:span><text:span text:style-name="p366-2-3"> ? 나</text:span></text:p>
      <text:p text:style-name="바탕글"><text:span text:style-name="p367-1-1">    가. 10일           나. 14일              다. 20일               라. 30일</text:span></text:p>
      <text:p text:style-name="바탕글"/>
      <text:p text:style-name="바탕글"><text:span text:style-name="p369-1-1">73부터 78까지 삭제되었음</text:span></text:p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><text:span text:style-name="p378-1-1">79. 직원의 명예퇴직에 대한 설명이다. 틀린 것은? 가</text:span></text:p>
      <text:p text:style-name="바탕글"><text:span text:style-name="p379-1-1">    가. 명예퇴직 대상자는 명예퇴직 예정일(당해년도 12월31일)현재 20년이상 근무한 자로  </text:span><text:span text:style-name="p379-2-1">        서 정년 퇴직일전 5년이상 10년 이내에 자진 퇴직하는자로 한다.</text:span></text:p>
      <text:p text:style-name="바탕글"><text:span text:style-name="p380-1-1">    나. 명예퇴직 대상자의 근무년수 계산은 퇴직금등의 지급에 관한 규정에서 정한 근속년  </text:span><text:span text:style-name="p380-2-1">        수 계산방법에 의하며, 근무년수에는 공무원 근무경력을 포함한다. 이경우에는 공단  </text:span><text:span text:style-name="p380-3-1">        근무경력이 5년이상 되어야 한다.</text:span></text:p>
      <text:p text:style-name="바탕글"><text:span text:style-name="p381-1-1">    다. 명예퇴직 대상자의 근속년수 계산시 월단위 이하 잔여기간이 15일 이상인 경우에는  </text:span><text:span text:style-name="p381-2-1">        1월로, 15일 미만은 계산하지 않는다.</text:span></text:p>
      <text:p text:style-name="바탕글"><text:span text:style-name="p382-1-1">    라. 이사장으로 부터 명예퇴직 결정을 통지 받은 명예퇴직 대상자는 그통지를 받은 날  </text:span><text:span text:style-name="p382-2-1">        로부터 10일 이내에 사직원을 제출하여야 한다.</text:span></text:p>
      <text:p text:style-name="Paragraph-383"/>
      <text:p text:style-name="바탕글"><text:span text:style-name="p384-1-1">80. </text:span></text:p>
      <text:p text:style-name="Paragraph-385"/>
      <text:p text:style-name="바탕글"><text:span text:style-name="p386-1-1">81. </text:span></text:p>
      <text:p text:style-name="Paragraph-387"/>
      <text:p text:style-name="바탕글"><text:span text:style-name="p388-1-1">82. .</text:span></text:p>
      <text:p text:style-name="Paragraph-389"/>
      <text:p text:style-name="바탕글"><text:span text:style-name="p390-1-1">83. 다음은 대우직원에 관한 설명이다. 틀린 것은? 가, 라</text:span></text:p>
      <text:p text:style-name="바탕글"><text:span text:style-name="p391-1-1">     가. 직원이 당해 직급에서 승진소요 최저년수 이상을 근무하고 승진 임용의 제한 사유  </text:span><text:span text:style-name="p391-2-1">         가 없으며 근무실적이 우수한 자를 바로 상위 직급의 대우직원으로 선발할 수 있  </text:span><text:span text:style-name="p391-3-1">         다.</text:span></text:p>
      <text:p text:style-name="바탕글"><text:span text:style-name="p392-1-1">     나. 대우직원 선발 및 대상요건은 4급을의 직급으로 근무한 기간이 5년 이상인자로 인  </text:span><text:span text:style-name="p392-2-1">         사규정제34조의 규정에 의한 승진임용의 제한사유 및 취근 2년이내 실시한 근무성  </text:span><text:span text:style-name="p392-3-1">         적평정에서 총점이</text:span><text:span text:style-name="p392-3-2">“</text:span><text:span text:style-name="p392-3-3">가(60점미만)</text:span><text:span text:style-name="p392-3-4">” </text:span><text:span text:style-name="p392-3-5">또는 </text:span><text:span text:style-name="p392-3-6">“</text:span><text:span text:style-name="p392-3-7">불량(30점이하)</text:span><text:span text:style-name="p392-3-8">”</text:span><text:span text:style-name="p392-3-9">으로 평정된 사실이 없는  </text:span><text:span text:style-name="p392-4-1">         자이어야 한다.</text:span></text:p>
      <text:p text:style-name="바탕글"><text:span text:style-name="p393-1-1">     다. 대우직원은 매년 1월1일, 4월1일, 7월1일, 10월1일자로 선발한다.</text:span></text:p>
      <text:p text:style-name="바탕글"><text:span text:style-name="p394-1-1">     라. 대우직원의 표시는 바로 상위직급 다음에 </text:span><text:span text:style-name="p394-1-2">“</text:span><text:span text:style-name="p394-1-3">대우</text:span><text:span text:style-name="p394-1-4">”</text:span><text:span text:style-name="p394-1-5">를 붙이고 개인별 발령을 원칙으  </text:span><text:span text:style-name="p394-2-1">         로 하며 임용장을 교부하여야 한다.</text:span></text:p>
      <text:p text:style-name="바탕글"/>
      <text:p text:style-name="바탕글"><text:span text:style-name="p396-1-1">84. 다음 사항중 대우 직원의 자격이 상실되는 경우는? 라</text:span></text:p>
      <text:p text:style-name="바탕글"><text:span text:style-name="p397-1-1">    가. 징계처분을 받은때                        나. 휴직하였을때</text:span></text:p>
      <text:p text:style-name="바탕글"><text:span text:style-name="p398-1-1">    다. 직위해제되었을때                         라. 승진임용이나 강임된 경우</text:span></text:p>
      <text:p text:style-name="바탕글"/>
      <text:p text:style-name="바탕글"><text:span text:style-name="p400-1-1">85. 이사장은 언제까지 인사위원회에 대우직원 선발 대상자에 대한 심의를 의뢰하여야 하는  </text:span><text:span text:style-name="p400-2-1">    가 ? 라</text:span></text:p>
      <text:p text:style-name="바탕글"><text:span text:style-name="p401-1-1">    가. 매분기 30일전      나. 매분기 20일전    다. 매분기 14일전     라. 매분기 10일전</text:span></text:p>
      <text:p text:style-name="바탕글"/>
      <text:p text:style-name="바탕글"/>
      <text:p text:style-name="바탕글"><text:span text:style-name="p404-1-1">86. 인사위원회는 언제까지 대우직원 대상자의 경력, 실적요건 및 기타 필요한 사항등을 심  </text:span><text:span text:style-name="p404-2-1">    사하여 적격자를 결정하여야 하는가 ? 라</text:span></text:p>
      <text:p text:style-name="바탕글"><text:span text:style-name="p405-1-1">    가. 매분기 20일전      나. 매분기 14일전      다. 매분기 10일전    라. 매분기 5일전</text:span></text:p>
      <text:p text:style-name="바탕글"/>
      <text:p text:style-name="바탕글"><text:span text:style-name="p407-1-1">87. 직원채용 시험시 국가유공자 예우에 관한 법률에 의한 취업보호대상자에 대한 가산점수  </text:span><text:span text:style-name="p407-2-1">    기준이 맞는 것은? 나</text:span></text:p>
      <text:p text:style-name="바탕글"><text:span text:style-name="p408-1-1">     가. 각 과목별 득점의 10% 가산             나. 각 과목별 득점에 만점의 10% 가산</text:span></text:p>
      <text:p text:style-name="바탕글"><text:span text:style-name="p409-1-1">     다. 각 과목별 득점에 만점의 5% 가산       라. 각 과목별 득점의 5% 가산 </text:span></text:p>
      <text:p text:style-name="바탕글"/>
      <text:p text:style-name="바탕글"><text:span text:style-name="p411-1-1">88.</text:span></text:p>
      <text:p text:style-name="바탕글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휴먼명조" svg:font-family="'휴먼명조'" style:font-family-generic="roman" style:font-pitch="variable"/>
    <style:font-face style:name="휴먼옛체" svg:font-family="'휴먼옛체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궁서" svg:font-family="'한양궁서'" style:font-family-generic="roman" style:font-pitch="variable"/>
    <style:font-face style:name="HCI Tulip" svg:font-family="'HCI Tulip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명조" style:font-name-asian="한양신명조" fo:font-size="10pt" style:font-size-asian="10pt" style:font-size-complex="10pt" style:text-underline-type="none" style:text-overline-type="none" style:text-line-through-type="none"/>
    </style:style>
    <style:style style:name="본문_신명조10_" style:next-style-name="본문_신명조10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명조" style:font-name-asian="한양신명조" fo:font-size="10pt" style:font-size-asian="10pt" style:font-size-complex="10pt" style:text-underline-type="none" style:text-overline-type="none" style:text-line-through-type="none"/>
    </style:style>
    <style:style style:name="본문_중고딕10_" style:next-style-name="본문_중고딕10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중고딕" fo:font-size="10pt" style:font-size-asian="10pt" style:font-size-complex="10pt" style:text-underline-type="none" style:text-overline-type="none" style:text-line-through-type="none"/>
    </style:style>
    <style:style style:name="작은제목_중고딕15_" style:next-style-name="작은제목_중고딕15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중고딕" fo:font-size="15pt" style:font-size-asian="15pt" style:font-size-complex="15pt" style:text-underline-type="none" style:text-overline-type="none" style:text-line-through-type="none"/>
    </style:style>
    <style:style style:name="중간제목_옛체20_" style:next-style-name="중간제목_옛체2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중고딕" style:font-name-asian="휴먼옛체" fo:font-size="20pt" style:font-size-asian="20pt" style:font-size-complex="20pt" style:text-underline-type="none" style:text-overline-type="none" style:text-line-through-type="none"/>
    </style:style>
    <style:style style:name="큰제목_견고딕20_" style:next-style-name="큰제목_견고딕2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신명조" style:font-name-asian="한양견고딕" fo:font-size="20pt" style:font-size-asian="20pt" style:font-size-complex="20pt" style:text-underline-type="none" style:text-overline-type="none" style:text-line-through-type="none"/>
    </style:style>
    <style:style style:name="큰제목_견고딕30_" style:next-style-name="큰제목_견고딕3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신명조" style:font-name-asian="한양견고딕" fo:font-size="30pt" style:font-size-asian="30pt" style:font-size-complex="30pt" style:text-underline-type="none" style:text-overline-type="none" style:text-line-through-type="none"/>
    </style:style>
    <style:style style:name="머리말_신명조9_" style:next-style-name="머리말_신명조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명조" style:font-name-asian="한양신명조" fo:font-size="9pt" style:font-size-asian="9pt" style:font-size-complex="9pt" style:text-underline-type="none" style:text-overline-type="none" style:text-line-through-type="none"/>
    </style:style>
    <style:style style:name="머리말_중고딕9_" style:next-style-name="머리말_중고딕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중고딕" fo:font-size="9pt" style:font-size-asian="9pt" style:font-size-complex="9pt" style:text-underline-type="none" style:text-overline-type="none" style:text-line-through-type="none"/>
    </style:style>
    <style:style style:name="각주내용_신명조9_" style:next-style-name="각주내용_신명조9_" style:family="paragraph" style:class="text">
      <style:paragraph-properties fo:text-align="justify" fo:text-indent="-20pt" fo:margin-left="30pt" fo:margin-right="10pt" fo:margin-top="0pt" fo:margin-bottom="0pt" fo:line-height="140%"/>
      <style:text-properties style:font-name="휴먼명조" style:font-name-asian="한양신명조" fo:font-size="9pt" style:font-size-asian="9pt" style:font-size-complex="9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1.5cm" fo:margin-left="1.5cm" fo:margin-right="1.5cm" fo:margin-bottom="0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